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0000" draw:textarea-vertical-align="middle" draw:auto-grow-height="false" fo:min-height="0.749cm" fo:min-width="0.499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0.762cm" svg:height="0.785cm" svg:x="5.888cm" svg:y="12.4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Lauren Scott</meta:initial-creator>
    <meta:creation-date>2013-05-19T00:05:08</meta:creation-date>
    <dc:date>2013-05-19T00:06:30</dc:date>
    <dc:creator>Lauren Scott</dc:creator>
    <meta:editing-duration>PT1M24S</meta:editing-duration>
    <meta:editing-cycles>1</meta:editing-cycles>
    <meta:document-statistic meta:object-count="1"/>
    <meta:generator>OpenOffice.org/3.3$Unix OpenOffice.org_project/330m20$Build-9567</meta:generator>
  </office:meta>
</office:document-meta>
</file>